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1">
      <style:text-properties style:font-name="Arial"/>
    </style:style>
    <style:style style:name="T1" style:family="text">
      <style:text-properties officeooo:rsid="0021ad07"/>
    </style:style>
    <style:style style:name="T2" style:family="text">
      <style:text-properties officeooo:rsid="00233f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itam-se voluntários e volunt<text:span text:style-name="T1">á</text:span>ri<text:span text:style-name="T1">a</text:span>s para quem compreenda o carisma desta missão. Neste momento temos vagas de:</text:p>
      <text:p text:style-name="P1"/>
      <text:list xml:id="list2095108479778720683" text:style-name="L1">
        <text:list-item>
          <text:p text:style-name="P2">Advogado (com experiência em organizações sem fins lucrativos)</text:p>
        </text:list-item>
      </text:list>
      <text:p text:style-name="P1"/>
      <text:list xml:id="list134959878003695" text:continue-numbering="true" text:style-name="L1">
        <text:list-item>
          <text:p text:style-name="P2">Contabilista (com experiência em organizações sem fins lucrativos)</text:p>
        </text:list-item>
      </text:list>
      <text:p text:style-name="P1"/>
      <text:list xml:id="list134959326059522" text:continue-numbering="true" text:style-name="L1">
        <text:list-item>
          <text:p text:style-name="P2">Outras funções (pessoas que tenham bastante vontade de ajudar outras que não têm nada)</text:p>
        </text:list-item>
      </text:list>
      <text:p text:style-name="P1"/>
      <text:p text:style-name="P1">Pessoas interessadas por favor comunicar para o email <text:a xlink:type="simple" xlink:href="mailto:foundationmissionsave@gmail.com" text:style-name="Internet_20_link" text:visited-style-name="Visited_20_Internet_20_Link">foundationmissionsave@gmail.co</text:a><text:a xlink:type="simple" xlink:href="mailto:foundationmissionsave@gmail.com" text:style-name="Internet_20_link" text:visited-style-name="Visited_20_Internet_20_Link"><text:span text:style-name="T2">m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6-09-11T13:49:58.823804535</dc:date>
    <meta:editing-duration>PT2H58M14S</meta:editing-duration>
    <meta:editing-cycles>6</meta:editing-cycles>
    <meta:generator>LibreOffice/5.2.1.2$Linux_X86_64 LibreOffice_project/20m0$Build-2</meta:generator>
    <meta:document-statistic meta:table-count="0" meta:image-count="0" meta:object-count="0" meta:page-count="1" meta:paragraph-count="5" meta:word-count="58" meta:character-count="413" meta:non-whitespace-character-count="363"/>
  </office:meta>
</office:document-meta>
</file>